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800000078EB1B64DF05DCD1B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Narrow" svg:font-family="'Arial Narrow'"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Roboto" svg:font-family="Roboto" style:font-family-generic="roman"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529cm" fo:margin-bottom="0.176cm" style:contextual-spacing="false" fo:line-height="100%" fo:padding="0cm" fo:border="0.26pt solid #d9d9e3" style:shadow="none"/>
    </style:style>
    <style:style style:name="P2" style:family="paragraph" style:parent-style-name="Standard">
      <style:paragraph-properties fo:margin-top="0cm" fo:margin-bottom="0cm" style:contextual-spacing="false" fo:line-height="100%"/>
    </style:style>
    <style:style style:name="P3" style:family="paragraph" style:parent-style-name="Standard">
      <style:paragraph-properties fo:margin-top="0cm" fo:margin-bottom="0.529cm" style:contextual-spacing="false" fo:line-height="100%" fo:padding="0cm" fo:border="0.26pt solid #d9d9e3" style:shadow="none"/>
      <style:text-properties fo:color="#000000" loext:opacity="100%" style:font-name="Roboto" fo:font-size="13.5pt" style:font-name-asian="Times New Roman1" style:font-size-asian="13.5pt" style:language-asian="fr" style:country-asian="FR" style:font-name-complex="Times New Roman1" style:font-size-complex="13.5pt"/>
    </style:style>
    <style:style style:name="P4" style:family="paragraph" style:parent-style-name="Standard">
      <style:paragraph-properties fo:margin-top="0cm" fo:margin-bottom="0.176cm" style:contextual-spacing="false" fo:line-height="100%"/>
      <style:text-properties fo:color="#000000" loext:opacity="100%" style:font-name="Roboto" fo:font-size="13.5pt" style:font-name-asian="Times New Roman1" style:font-size-asian="13.5pt" style:language-asian="fr" style:country-asian="FR" style:font-name-complex="Times New Roman1" style:font-size-complex="13.5pt"/>
    </style:style>
    <style:style style:name="P5" style:family="paragraph" style:parent-style-name="Standard">
      <loext:graphic-properties draw:fill="solid" draw:fill-color="#19c37d"/>
      <style:paragraph-properties fo:margin-top="0cm" fo:margin-bottom="0cm" style:contextual-spacing="false" fo:line-height="100%" fo:background-color="#19c37d"/>
      <style:text-properties fo:color="#000000" loext:opacity="100%" style:font-name="Roboto" fo:font-size="13.5pt" style:font-name-asian="Times New Roman1" style:font-size-asian="13.5pt" style:language-asian="fr" style:country-asian="FR" style:font-name-complex="Times New Roman1" style:font-size-complex="13.5pt"/>
    </style:style>
    <style:style style:name="P6" style:family="paragraph" style:parent-style-name="Standard">
      <style:paragraph-properties fo:margin-top="0.529cm" fo:margin-bottom="0.176cm" style:contextual-spacing="false" fo:line-height="100%" fo:padding="0cm" fo:border="0.26pt solid #d9d9e3" style:shadow="none"/>
      <style:text-properties fo:color="#000000" loext:opacity="100%" style:font-name="Roboto" fo:font-size="13.5pt" style:font-name-asian="Times New Roman1" style:font-size-asian="13.5pt" style:language-asian="fr" style:country-asian="FR" style:font-name-complex="Times New Roman1" style:font-size-complex="13.5pt"/>
    </style:style>
    <style:style style:name="P7" style:family="paragraph" style:parent-style-name="Standard">
      <style:paragraph-properties fo:margin-top="0cm" fo:margin-bottom="0cm" style:contextual-spacing="false" fo:line-height="100%"/>
      <style:text-properties fo:color="#000000" loext:opacity="100%" style:font-name="Roboto" fo:font-size="13.5pt" fo:font-weight="bold" style:font-name-asian="Times New Roman1" style:font-size-asian="13.5pt" style:language-asian="fr" style:country-asian="FR" style:font-weight-asian="bold" style:font-name-complex="Times New Roman1" style:font-size-complex="13.5pt" style:font-weight-complex="bold"/>
    </style:style>
    <style:style style:name="P8" style:family="paragraph" style:parent-style-name="Standard">
      <style:paragraph-properties fo:margin-top="0.529cm" fo:margin-bottom="0.529cm" style:contextual-spacing="false" fo:line-height="100%" fo:padding="0cm" fo:border="0.26pt solid #d9d9e3" style:shadow="none"/>
      <style:text-properties fo:color="#000000" loext:opacity="100%" style:font-name="Roboto" fo:font-size="13.5pt" fo:font-weight="bold" style:font-name-asian="Times New Roman1" style:font-size-asian="13.5pt" style:language-asian="fr" style:country-asian="FR" style:font-weight-asian="bold" style:font-name-complex="Times New Roman1" style:font-size-complex="13.5pt" style:font-weight-complex="bold" loext:padding="0cm" loext:border="0.26pt solid #d9d9e3" loext:shadow="none"/>
    </style:style>
    <style:style style:name="P9" style:family="paragraph" style:parent-style-name="Standard">
      <style:paragraph-properties fo:margin-top="0cm" fo:margin-bottom="0cm" style:contextual-spacing="false" fo:line-height="100%"/>
      <style:text-properties fo:color="#000000" loext:opacity="100%" style:font-name="Roboto" fo:font-size="13.5pt" fo:language="en" fo:country="US" fo:font-weight="bold" style:font-name-asian="Times New Roman1" style:font-size-asian="13.5pt" style:language-asian="fr" style:country-asian="FR" style:font-weight-asian="bold" style:font-name-complex="Times New Roman1" style:font-size-complex="13.5pt" style:font-weight-complex="bold"/>
    </style:style>
    <style:style style:name="P10" style:family="paragraph" style:parent-style-name="Standard">
      <style:paragraph-properties fo:margin-top="0cm" fo:margin-bottom="0.176cm" style:contextual-spacing="false" fo:line-height="100%"/>
      <style:text-properties fo:color="#000000" loext:opacity="100%" style:font-name="Roboto" fo:font-size="13.5pt" fo:language="en" fo:country="US" style:font-name-asian="Times New Roman1" style:font-size-asian="13.5pt" style:language-asian="fr" style:country-asian="FR" style:font-name-complex="Times New Roman1" style:font-size-complex="13.5pt"/>
    </style:style>
    <style:style style:name="P11" style:family="paragraph" style:parent-style-name="Standard">
      <loext:graphic-properties draw:fill="solid" draw:fill-color="#19c37d"/>
      <style:paragraph-properties fo:margin-top="0cm" fo:margin-bottom="0cm" style:contextual-spacing="false" fo:line-height="100%" fo:background-color="#19c37d"/>
      <style:text-properties fo:color="#000000" loext:opacity="100%" style:font-name="Roboto" fo:font-size="13.5pt" fo:language="en" fo:country="US" style:font-name-asian="Times New Roman1" style:font-size-asian="13.5pt" style:language-asian="fr" style:country-asian="FR" style:font-name-complex="Times New Roman1" style:font-size-complex="13.5pt"/>
    </style:style>
    <style:style style:name="P12" style:family="paragraph" style:parent-style-name="Standard">
      <style:paragraph-properties fo:margin-top="0cm" fo:margin-bottom="0.529cm" style:contextual-spacing="false" fo:line-height="100%" fo:padding="0cm" fo:border="0.26pt solid #d9d9e3" style:shadow="none"/>
      <style:text-properties fo:color="#000000" loext:opacity="100%" style:font-name="Roboto" fo:font-size="13.5pt" fo:language="en" fo:country="US" style:font-name-asian="Times New Roman1" style:font-size-asian="13.5pt" style:language-asian="fr" style:country-asian="FR" style:font-name-complex="Times New Roman1" style:font-size-complex="13.5pt"/>
    </style:style>
    <style:style style:name="P13" style:family="paragraph" style:parent-style-name="Standard">
      <style:paragraph-properties fo:margin-top="0.529cm" fo:margin-bottom="0.176cm" style:contextual-spacing="false" fo:line-height="100%" fo:padding="0cm" fo:border="0.26pt solid #d9d9e3" style:shadow="none"/>
      <style:text-properties fo:color="#000000" loext:opacity="100%" style:font-name="Roboto" fo:font-size="13.5pt" fo:language="en" fo:country="US" style:font-name-asian="Times New Roman1" style:font-size-asian="13.5pt" style:language-asian="fr" style:country-asian="FR" style:font-name-complex="Times New Roman1" style:font-size-complex="13.5pt"/>
    </style:style>
    <style:style style:name="P14" style:family="paragraph" style:parent-style-name="Standard">
      <style:paragraph-properties fo:margin-top="0cm" fo:margin-bottom="0cm" style:contextual-spacing="false" fo:line-height="100%" fo:text-align="center" style:justify-single-word="false" fo:padding-left="0cm" fo:padding-right="0cm" fo:padding-top="0cm" fo:padding-bottom="0.035cm" fo:border-left="none" fo:border-right="none" fo:border-top="none" fo:border-bottom="0.74pt solid #000000"/>
      <style:text-properties style:font-name="Arial Narrow" fo:font-size="8pt" style:font-name-asian="Times New Roman1" style:font-size-asian="8pt" style:language-asian="fr" style:country-asian="FR" style:font-name-complex="Times New Roman1" style:font-size-complex="8pt" text:display="none"/>
    </style:style>
    <style:style style:name="P15" style:family="paragraph" style:parent-style-name="Standard" style:list-style-name="WWNum1">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16" style:family="paragraph" style:parent-style-name="Standard" style:list-style-name="WWNum2">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17" style:family="paragraph" style:parent-style-name="Standard" style:list-style-name="WWNum3">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18" style:family="paragraph" style:parent-style-name="Standard" style:list-style-name="WWNum4">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19" style:family="paragraph" style:parent-style-name="Standard" style:list-style-name="WWNum5">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20" style:family="paragraph" style:parent-style-name="Standard" style:list-style-name="WWNum6">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21" style:family="paragraph" style:parent-style-name="Standard" style:list-style-name="WWNum7">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22" style:family="paragraph" style:parent-style-name="Standard" style:list-style-name="WWNum8">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23" style:family="paragraph" style:parent-style-name="Standard" style:list-style-name="WWNum9">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24" style:family="paragraph" style:parent-style-name="Standard" style:list-style-name="WWNum10">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25" style:family="paragraph" style:parent-style-name="Standard" style:list-style-name="WWNum11">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26" style:family="paragraph" style:parent-style-name="Standard" style:list-style-name="WWNum12">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27" style:family="paragraph" style:parent-style-name="Standard" style:list-style-name="WWNum13">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28" style:family="paragraph" style:parent-style-name="Standard" style:list-style-name="WWNum14">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29" style:family="paragraph" style:parent-style-name="Standard" style:list-style-name="WWNum15">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30" style:family="paragraph" style:parent-style-name="Standard" style:list-style-name="WWNum16">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31" style:family="paragraph" style:parent-style-name="Standard" style:list-style-name="WWNum17">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32" style:family="paragraph" style:parent-style-name="Standard" style:list-style-name="WWNum18">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33" style:family="paragraph" style:parent-style-name="Standard" style:list-style-name="WWNum19">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34" style:family="paragraph" style:parent-style-name="Standard" style:list-style-name="WWNum20">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35" style:family="paragraph" style:parent-style-name="Standard" style:list-style-name="WWNum21">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36" style:family="paragraph" style:parent-style-name="Standard" style:list-style-name="WWNum22">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37" style:family="paragraph" style:parent-style-name="Standard" style:list-style-name="WWNum23">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38" style:family="paragraph" style:parent-style-name="Standard" style:list-style-name="WWNum24">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39" style:family="paragraph" style:parent-style-name="Standard" style:list-style-name="WWNum25">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40" style:family="paragraph" style:parent-style-name="Standard" style:list-style-name="WWNum26">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41" style:family="paragraph" style:parent-style-name="Standard" style:list-style-name="WWNum27">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42" style:family="paragraph" style:parent-style-name="Standard" style:list-style-name="WWNum28">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43" style:family="paragraph" style:parent-style-name="Standard" style:list-style-name="WWNum29">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44" style:family="paragraph" style:parent-style-name="Standard" style:list-style-name="WWNum30">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45" style:family="paragraph" style:parent-style-name="Standard" style:list-style-name="WWNum31">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46" style:family="paragraph" style:parent-style-name="Standard" style:list-style-name="WWNum32">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47" style:family="paragraph" style:parent-style-name="Standard" style:list-style-name="WWNum33">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48" style:family="paragraph" style:parent-style-name="Standard" style:list-style-name="WWNum34">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49" style:family="paragraph" style:parent-style-name="Standard" style:list-style-name="WWNum35">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50" style:family="paragraph" style:parent-style-name="Standard" style:list-style-name="WWNum36">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51" style:family="paragraph" style:parent-style-name="Standard" style:list-style-name="WWNum37">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52" style:family="paragraph" style:parent-style-name="Standard" style:list-style-name="WWNum38">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53" style:family="paragraph" style:parent-style-name="Standard" style:list-style-name="WWNum39">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54" style:family="paragraph" style:parent-style-name="Standard" style:list-style-name="WWNum40">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55" style:family="paragraph" style:parent-style-name="Standard" style:list-style-name="WWNum41">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56" style:family="paragraph" style:parent-style-name="Standard" style:list-style-name="WWNum42">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57" style:family="paragraph" style:parent-style-name="Standard" style:list-style-name="WWNum43">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58" style:family="paragraph" style:parent-style-name="Standard" style:list-style-name="WWNum44">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59" style:family="paragraph" style:parent-style-name="Standard" style:list-style-name="WWNum45">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60" style:family="paragraph" style:parent-style-name="Standard" style:list-style-name="WWNum46">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61" style:family="paragraph" style:parent-style-name="Standard" style:list-style-name="WWNum47">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62" style:family="paragraph" style:parent-style-name="Standard" style:list-style-name="WWNum48">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63" style:family="paragraph" style:parent-style-name="Standard" style:list-style-name="WWNum49">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64" style:family="paragraph" style:parent-style-name="Standard" style:list-style-name="WWNum50">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65" style:family="paragraph" style:parent-style-name="Standard" style:list-style-name="WWNum51">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style>
    <style:style style:name="P66" style:family="paragraph" style:parent-style-name="Standard" style:list-style-name="WWNum39">
      <style:paragraph-properties fo:margin-left="1.27cm" fo:margin-right="0cm" fo:margin-top="0cm" fo:margin-bottom="0cm" style:contextual-spacing="false" fo:line-height="100%" fo:text-indent="-0.635cm" style:auto-text-indent="false" fo:padding-left="0.176cm" fo:padding-right="0cm" fo:padding-top="0cm" fo:padding-bottom="0cm" fo:border="0.26pt solid #d9d9e3" style:shadow="none"/>
      <style:text-properties fo:color="#000000" loext:opacity="100%" style:font-name="Roboto" fo:font-size="13.5pt" style:font-name-asian="Times New Roman1" style:font-size-asian="13.5pt" style:language-asian="fr" style:country-asian="FR" style:font-name-complex="Times New Roman1" style:font-size-complex="13.5pt"/>
    </style:style>
    <style:style style:name="P67" style:family="paragraph" style:parent-style-name="Standard" style:list-style-name="WWNum39">
      <style:paragraph-properties fo:margin-left="2.54cm" fo:margin-right="0cm" fo:margin-top="0cm" fo:margin-bottom="0cm" style:contextual-spacing="false" fo:line-height="100%" fo:text-indent="-0.635cm" style:auto-text-indent="false" fo:padding="0cm" fo:border="0.26pt solid #d9d9e3" style:shadow="none"/>
      <style:text-properties fo:color="#000000" loext:opacity="100%" style:font-name="Roboto" fo:font-size="13.5pt" style:font-name-asian="Times New Roman1" style:font-size-asian="13.5pt" style:language-asian="fr" style:country-asian="FR" style:font-name-complex="Times New Roman1" style:font-size-complex="13.5pt"/>
    </style:style>
    <style:style style:name="P68" style:family="paragraph" style:parent-style-name="Standard" style:list-style-name="WWNum44">
      <style:paragraph-properties fo:margin-left="0cm" fo:margin-right="0cm" fo:margin-top="0cm" fo:margin-bottom="0cm" style:contextual-spacing="false" fo:line-height="100%" fo:text-indent="-0.635cm" style:auto-text-indent="false" fo:padding-left="0.176cm" fo:padding-right="0cm" fo:padding-top="0cm" fo:padding-bottom="0cm" fo:border="0.26pt solid #d9d9e3" style:shadow="none"/>
      <style:text-properties fo:color="#000000" loext:opacity="100%" style:font-name="Roboto" fo:font-size="13.5pt" style:font-name-asian="Times New Roman1" style:font-size-asian="13.5pt" style:language-asian="fr" style:country-asian="FR" style:font-name-complex="Times New Roman1" style:font-size-complex="13.5pt"/>
    </style:style>
    <style:style style:name="T1" style:family="text">
      <style:text-properties fo:color="#000000" loext:opacity="100%" style:font-name="Roboto" fo:font-size="13.5pt" style:font-name-asian="Times New Roman1" style:font-size-asian="13.5pt" style:language-asian="fr" style:country-asian="FR" style:font-name-complex="Times New Roman1" style:font-size-complex="13.5pt"/>
    </style:style>
    <style:style style:name="T2" style:family="text">
      <style:text-properties fo:color="#000000" loext:opacity="100%" style:font-name="Roboto" fo:font-size="13.5pt" fo:font-weight="bold" style:font-name-asian="Times New Roman1" style:font-size-asian="13.5pt" style:language-asian="fr" style:country-asian="FR" style:font-weight-asian="bold" style:font-name-complex="Times New Roman1" style:font-size-complex="13.5pt" style:font-weight-complex="bold" loext:padding="0cm" loext:border="0.26pt solid #d9d9e3" loext:shadow="none"/>
    </style:style>
    <style:style style:name="T3" style:family="text">
      <style:text-properties fo:color="#0000ff" loext:opacity="100%" style:font-name="Roboto" fo:font-size="13.5pt" style:font-name-asian="Times New Roman1" style:font-size-asian="13.5pt" style:language-asian="fr" style:country-asian="FR" style:font-name-complex="Times New Roman1" style:font-size-complex="13.5pt" loext:padding="0cm" loext:border="0.26pt solid #d9d9e3" loext:shadow="non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line-break/>Le domaine de la gestion de projet et du développement informatique est régi par plusieurs normes internationales et bonnes pratiques. Voici quelques-unes des normes les plus pertinentes dans ce contexte :</text:p>
      <text:list xml:id="list2029220144" text:style-name="WWNum1">
        <text:list-item>
          <text:p text:style-name="P15"><text:span text:style-name="T2">ISO 21500 - Gestion de projet</text:span><text:span text:style-name="T1"> : Cette norme fournit un cadre global pour la gestion de projet, applicable à tous les types de projets, y compris les projets informatiques. Elle couvre les principes de base, les processus et les compétences nécessaires à la gestion de projet.</text:span></text:p>
        </text:list-item>
        <text:list-item>
          <text:p text:style-name="P15"><text:span text:style-name="T2">ISO 9001 - Systèmes de management de la qualité</text:span><text:span text:style-name="T1"> : Bien que ce ne soit pas spécifiquement une norme de gestion de projet, l'ISO 9001 établit des normes pour les systèmes de gestion de la qualité qui sont importantes pour de nombreux projets informatiques, en particulier en ce qui concerne la documentation, la planification, et l'amélioration continue.</text:span></text:p>
        </text:list-item>
        <text:list-item>
          <text:p text:style-name="P15"><text:span text:style-name="T2">ISO/IEC 12207 - Cycle de vie du logiciel</text:span><text:span text:style-name="T1"> : Cette norme définit les processus du cycle de vie du logiciel, y compris l'acquisition, la fourniture, le développement, le fonctionnement, la maintenance, et la cessation des logiciels. Elle est pertinente pour les projets de développement de logiciels.</text:span></text:p>
        </text:list-item>
        <text:list-item>
          <text:p text:style-name="P15"><text:span text:style-name="T2">ISO/IEC 27001 - Sécurité de l'information</text:span><text:span text:style-name="T1"> : Cette norme traite de la gestion de la sécurité de l'information et est importante pour les projets informatiques, en particulier lorsque la sécurité des données est une préoccupation majeure.</text:span></text:p>
        </text:list-item>
        <text:list-item>
          <text:p text:style-name="P15"><text:span text:style-name="T2">PMBOK (Project Management Body of Knowledge)</text:span><text:span text:style-name="T1"> : Bien que ce ne soit pas une norme ISO, le PMBOK est un guide publié par le Project Management Institute (PMI) qui couvre les meilleures pratiques en gestion de projet. Il est largement utilisé dans l'industrie pour la gestion de projet.</text:span></text:p>
        </text:list-item>
        <text:list-item>
          <text:p text:style-name="P15"><text:span text:style-name="T2">ITIL (Information Technology Infrastructure Library)</text:span><text:span text:style-name="T1"> : ITIL est un ensemble de bonnes pratiques pour la gestion des services informatiques. Il fournit des conseils sur la gestion des services informatiques et est pertinent pour la gestion des services informatiques au sein des projets.</text:span></text:p>
        </text:list-item>
        <text:list-item>
          <text:p text:style-name="P15"><text:span text:style-name="T2">PRINCE2 (PRojects IN Controlled Environments)</text:span><text:span text:style-name="T1"> : PRINCE2 est une méthodologie de gestion de projet qui est couramment utilisée, en particulier dans le contexte des projets informatiques.</text:span></text:p>
        </text:list-item>
        <text:list-item>
          <text:p text:style-name="P15"><text:span text:style-name="T2">Agile et Scrum</text:span><text:span text:style-name="T1"> : Bien qu'il ne s'agisse pas de normes ISO, Agile et Scrum sont des approches de gestion de projet de plus en plus populaires dans le développement logiciel. Ils mettent l'accent sur la flexibilité, la collaboration et la livraison itérative.</text:span></text:p>
        </text:list-item>
      </text:list>
      <text:p text:style-name="P1"><text:span text:style-name="T1">L'adoption de ces normes et pratiques dépendra du type de projet informatique, de la réglementation spécifique de votre secteur et des besoins </text:span><text:soft-page-break/><text:span text:style-name="T1">de votre organisation. Il est important de choisir celles qui sont les plus adaptées à votre situation et de les personnaliser en fonction de vos besoins spécifiques.</text:span></text:p>
      <text:p text:style-name="P2"><draw:frame draw:style-name="fr1" draw:name="Picture 17" text:anchor-type="as-char" svg:width="0.635cm" svg:height="0.635cm" draw:z-index="0"><draw:image xlink:href="Pictures/100000000000007800000078EB1B64DF05DCD1B4.png" xlink:type="simple" xlink:show="embed" xlink:actuate="onLoad" draw:mime-type="image/png"/><svg:desc>User</svg:desc></draw:frame></text:p>
      <text:p text:style-name="P7">You</text:p>
      <text:p text:style-name="P4">il existe combien de type de cahier de charge</text:p>
      <text:p text:style-name="P5">ChatGPT</text:p>
      <text:p text:style-name="P7">ChatGPT</text:p>
      <text:p text:style-name="P3">Il existe plusieurs types de cahiers des charges, chacun adapté à des besoins et des projets spécifiques. Voici quelques-uns des types de cahiers des charges les plus courants :</text:p>
      <text:list xml:id="list526536905" text:style-name="WWNum2">
        <text:list-item>
          <text:p text:style-name="P16"><text:span text:style-name="T2">Cahier des charges fonctionnel (CDCF)</text:span><text:span text:style-name="T1"> : Ce type de cahier des charges se concentre sur les fonctionnalités, les exigences et les spécifications techniques d'un projet. Il décrit en détail ce que le système ou le produit doit faire.</text:span></text:p>
        </text:list-item>
        <text:list-item>
          <text:p text:style-name="P16"><text:span text:style-name="T2">Cahier des charges technique (CDCT)</text:span><text:span text:style-name="T1"> : Le CDCT se penche sur les aspects techniques d'un projet. Il peut contenir des spécifications matérielles, des détails sur l'architecture logicielle, des exigences de performance, et d'autres détails techniques.</text:span></text:p>
        </text:list-item>
        <text:list-item>
          <text:p text:style-name="P16"><text:span text:style-name="T2">Cahier des charges marketing (CDCM)</text:span><text:span text:style-name="T1"> : Le CDCM se concentre sur les objectifs marketing et commerciaux d'un projet. Il peut inclure des informations sur le public cible, la stratégie de vente, la tarification, et d'autres aspects liés à la commercialisation du produit.</text:span></text:p>
        </text:list-item>
        <text:list-item>
          <text:p text:style-name="P16"><text:span text:style-name="T2">Cahier des charges graphique (CDG)</text:span><text:span text:style-name="T1"> : Ce type de cahier des charges est souvent utilisé dans le domaine du design, de la création graphique et de l'interface utilisateur. Il spécifie les éléments visuels, les couleurs, les polices, et d'autres éléments graphiques.</text:span></text:p>
        </text:list-item>
        <text:list-item>
          <text:p text:style-name="P16"><text:span text:style-name="T2">Cahier des charges de sécurité (CDCS)</text:span><text:span text:style-name="T1"> : Le CDCS se concentre sur les exigences de sécurité d'un projet, notamment la protection des données, la conformité aux réglementations en matière de sécurité, et les mécanismes de contrôle d'accès.</text:span></text:p>
        </text:list-item>
        <text:list-item>
          <text:p text:style-name="P16"><text:span text:style-name="T2">Cahier des charges de développement durable (CDCD)</text:span><text:span text:style-name="T1"> : Ce type de cahier des charges vise à intégrer des considérations environnementales et sociales dans un projet. Il peut contenir des directives sur l'efficacité énergétique, la durabilité des matériaux, et d'autres pratiques respectueuses de l'environnement.</text:span></text:p>
        </text:list-item>
        <text:list-item>
          <text:p text:style-name="P16"><text:soft-page-break/><text:span text:style-name="T2">Cahier des charges de site web (CDCS)</text:span><text:span text:style-name="T1"> : Ce type de cahier des charges est spécifique aux projets de développement de sites web. Il inclut des informations sur la structure du site, la navigation, le contenu, le référencement, etc.</text:span></text:p>
        </text:list-item>
        <text:list-item>
          <text:p text:style-name="P16"><text:span text:style-name="T2">Cahier des charges d'externalisation (CDE)</text:span><text:span text:style-name="T1"> : Lors de l'externalisation d'un projet ou d'une partie d'un projet, ce type de cahier des charges est utilisé pour spécifier les attentes envers le prestataire de services ou l'entreprise externalisée.</text:span></text:p>
        </text:list-item>
        <text:list-item>
          <text:p text:style-name="P16"><text:span text:style-name="T2">Cahier des charges de formation (CDCF)</text:span><text:span text:style-name="T1"> : Utilisé pour les projets de développement de programmes de formation, il contient des informations sur les objectifs de la formation, les publics cibles, les méthodes d'enseignement, etc.</text:span></text:p>
        </text:list-item>
        <text:list-item>
          <text:p text:style-name="P16"><text:span text:style-name="T2">Cahier des charges de recherche et développement (CDRD)</text:span><text:span text:style-name="T1"> : Ce type de cahier des charges est utilisé pour des projets de recherche et développement, et il peut contenir des détails sur la méthodologie de recherche, les objectifs scientifiques, et les livrables attendus.</text:span></text:p>
        </text:list-item>
      </text:list>
      <text:p text:style-name="P6">Il est important de choisir le type de cahier des charges qui correspond le mieux à votre projet. Dans de nombreux cas, un cahier des charges peut combiner plusieurs de ces aspects pour être complet et répondre aux besoins spécifiques du projet.</text:p>
      <text:p text:style-name="P2"><draw:frame draw:style-name="fr1" draw:name="Picture 16" text:anchor-type="as-char" svg:width="0.635cm" svg:height="0.635cm" draw:z-index="1"><draw:image xlink:href="Pictures/100000000000007800000078EB1B64DF05DCD1B4.png" xlink:type="simple" xlink:show="embed" xlink:actuate="onLoad" draw:mime-type="image/png"/><svg:desc>User</svg:desc></draw:frame></text:p>
      <text:p text:style-name="P7">You</text:p>
      <text:p text:style-name="P4">comment ce présente le modèle CDCS</text:p>
      <text:p text:style-name="P5">ChatGPT</text:p>
      <text:p text:style-name="P7">ChatGPT</text:p>
      <text:p text:style-name="P3">Le modèle de Cahier des Charges de Sécurité (CDCS) est conçu pour spécifier les exigences de sécurité d'un projet, notamment en ce qui concerne la protection des données, la sécurité des systèmes, et la conformité aux normes de sécurité. Voici comment vous pourriez présenter un CDCS de manière générale :</text:p>
      <text:p text:style-name="P8">Page de garde :</text:p>
      <text:list xml:id="list2049884107" text:style-name="WWNum3">
        <text:list-item>
          <text:p text:style-name="P17"><text:span text:style-name="T2">Nom du projet</text:span><text:span text:style-name="T1"> : Indiquez le nom du projet.</text:span></text:p>
        </text:list-item>
        <text:list-item>
          <text:p text:style-name="P17"><text:span text:style-name="T2">Date</text:span><text:span text:style-name="T1"> : La date de création du CDCS.</text:span></text:p>
        </text:list-item>
        <text:list-item>
          <text:p text:style-name="P17"><text:span text:style-name="T2">Révision</text:span><text:span text:style-name="T1"> : Si des révisions sont apportées au document, indiquez la version.</text:span></text:p>
        </text:list-item>
        <text:list-item>
          <text:p text:style-name="P17"><text:soft-page-break/><text:span text:style-name="T2">Personnes de contact</text:span><text:span text:style-name="T1"> : Liste des personnes responsables de la sécurité dans le projet.</text:span></text:p>
        </text:list-item>
        <text:list-item>
          <text:p text:style-name="P17"><text:span text:style-name="T2">Table des matières</text:span><text:span text:style-name="T1"> : Répertoriez les sections du document.</text:span></text:p>
        </text:list-item>
      </text:list>
      <text:p text:style-name="P8">1. Introduction :</text:p>
      <text:list xml:id="list3182851126" text:style-name="WWNum4">
        <text:list-item>
          <text:p text:style-name="P18"><text:span text:style-name="T2">But du document</text:span><text:span text:style-name="T1"> : Expliquez le but du CDCS de sécurité.</text:span></text:p>
        </text:list-item>
        <text:list-item>
          <text:p text:style-name="P18"><text:span text:style-name="T2">Contexte du projet</text:span><text:span text:style-name="T1"> : Fournissez une brève description du projet et de ses objectifs généraux.</text:span></text:p>
        </text:list-item>
      </text:list>
      <text:p text:style-name="P8">2. Objectifs de sécurité :</text:p>
      <text:list xml:id="list3355316716" text:style-name="WWNum5">
        <text:list-item>
          <text:p text:style-name="P19"><text:span text:style-name="T2">Objectifs de sécurité</text:span><text:span text:style-name="T1"> : Énumérez les principaux objectifs de sécurité à atteindre.</text:span></text:p>
        </text:list-item>
        <text:list-item>
          <text:p text:style-name="P19"><text:span text:style-name="T2">Exigences légales et réglementaires</text:span><text:span text:style-name="T1"> : Référencez les lois et les réglementations relatives à la sécurité qui s'appliquent au projet.</text:span></text:p>
        </text:list-item>
      </text:list>
      <text:p text:style-name="P8">3. Portée de la sécurité :</text:p>
      <text:list xml:id="list92690051" text:style-name="WWNum6">
        <text:list-item>
          <text:p text:style-name="P20"><text:span text:style-name="T2">Description de la portée de sécurité</text:span><text:span text:style-name="T1"> : Décrivez les parties du projet qui sont couvertes par les mesures de sécurité.</text:span></text:p>
        </text:list-item>
        <text:list-item>
          <text:p text:style-name="P20"><text:span text:style-name="T2">Exclusions de la portée</text:span><text:span text:style-name="T1"> : Indiquez ce qui n'est pas couvert par les mesures de sécurité.</text:span></text:p>
        </text:list-item>
      </text:list>
      <text:p text:style-name="P8">4. Gestion de la sécurité :</text:p>
      <text:list xml:id="list3573055675" text:style-name="WWNum7">
        <text:list-item>
          <text:p text:style-name="P21"><text:span text:style-name="T2">Responsabilités</text:span><text:span text:style-name="T1"> : Précisez qui est responsable de la sécurité dans le projet.</text:span></text:p>
        </text:list-item>
        <text:list-item>
          <text:p text:style-name="P21"><text:span text:style-name="T2">Processus de gestion de la sécurité</text:span><text:span text:style-name="T1"> : Détaillez comment la sécurité sera gérée tout au long du projet.</text:span></text:p>
        </text:list-item>
      </text:list>
      <text:p text:style-name="P8">5. Évaluations de risques :</text:p>
      <text:list xml:id="list3605443066" text:style-name="WWNum8">
        <text:list-item>
          <text:p text:style-name="P22"><text:span text:style-name="T2">Analyse des risques</text:span><text:span text:style-name="T1"> : Décrivez comment les risques liés à la sécurité seront évalués.</text:span></text:p>
        </text:list-item>
        <text:list-item>
          <text:p text:style-name="P22"><text:span text:style-name="T2">Mesures d'atténuation des risques</text:span><text:span text:style-name="T1"> : Présentez les actions prévues pour réduire les risques.</text:span></text:p>
        </text:list-item>
      </text:list>
      <text:p text:style-name="P8">6. Exigences de sécurité :</text:p>
      <text:list xml:id="list1147584578" text:style-name="WWNum9">
        <text:list-item>
          <text:p text:style-name="P23"><text:soft-page-break/><text:span text:style-name="T2">Contrôles de sécurité</text:span><text:span text:style-name="T1"> : Énumérez les contrôles de sécurité nécessaires (par exemple, contrôle d'accès, chiffrement, sauvegarde, etc.).</text:span></text:p>
        </text:list-item>
        <text:list-item>
          <text:p text:style-name="P23"><text:span text:style-name="T2">Normes de sécurité</text:span><text:span text:style-name="T1"> : Référencez les normes ou les meilleures pratiques de sécurité à suivre.</text:span></text:p>
        </text:list-item>
      </text:list>
      <text:p text:style-name="P8">7. Surveillance et rapports :</text:p>
      <text:list xml:id="list1254978083" text:style-name="WWNum10">
        <text:list-item>
          <text:p text:style-name="P24"><text:span text:style-name="T2">Surveillance de la sécurité</text:span><text:span text:style-name="T1"> : Décrivez comment la sécurité sera surveillée tout au long du projet.</text:span></text:p>
        </text:list-item>
        <text:list-item>
          <text:p text:style-name="P24"><text:span text:style-name="T2">Rapports de sécurité</text:span><text:span text:style-name="T1"> : Indiquez comment les incidents de sécurité seront signalés et gérés.</text:span></text:p>
        </text:list-item>
      </text:list>
      <text:p text:style-name="P8">8. Formation et sensibilisation :</text:p>
      <text:list xml:id="list1033462305" text:style-name="WWNum11">
        <text:list-item>
          <text:p text:style-name="P25"><text:span text:style-name="T2">Formation en sécurité</text:span><text:span text:style-name="T1"> : Expliquez comment le personnel sera formé en matière de sécurité.</text:span></text:p>
        </text:list-item>
        <text:list-item>
          <text:p text:style-name="P25"><text:span text:style-name="T2">Sensibilisation à la sécurité</text:span><text:span text:style-name="T1"> : Présentez des plans pour sensibiliser les membres de l'équipe à la sécurité.</text:span></text:p>
        </text:list-item>
      </text:list>
      <text:p text:style-name="P8">9. Documentation et livrables :</text:p>
      <text:list xml:id="list2551475406" text:style-name="WWNum12">
        <text:list-item>
          <text:p text:style-name="P26"><text:span text:style-name="T2">Documents de sécurité</text:span><text:span text:style-name="T1"> : Identifiez les documents liés à la sécurité qui doivent être créés et livrés.</text:span></text:p>
        </text:list-item>
        <text:list-item>
          <text:p text:style-name="P26"><text:span text:style-name="T2">Livrables de sécurité</text:span><text:span text:style-name="T1"> : Précisez les éléments livrables relatifs à la sécurité.</text:span></text:p>
        </text:list-item>
      </text:list>
      <text:p text:style-name="P8">10. Annexes :</text:p>
      <text:list xml:id="list2421970186" text:style-name="WWNum13">
        <text:list-item>
          <text:p text:style-name="P27"><text:span text:style-name="T2">Annexes</text:span><text:span text:style-name="T1"> : Incluez des documents ou des informations supplémentaires qui sont pertinents pour la sécurité du projet.</text:span></text:p>
        </text:list-item>
      </text:list>
      <text:p text:style-name="P6">Assurez-vous que le CDCS soit spécifique, complet, et adapté aux besoins de votre projet. Il doit également être validé par les parties prenantes concernées avant d'être mis en œuvre.</text:p>
      <text:p text:style-name="P2"><draw:frame draw:style-name="fr1" draw:name="Picture 15" text:anchor-type="as-char" svg:width="0.635cm" svg:height="0.635cm" draw:z-index="2"><draw:image xlink:href="Pictures/100000000000007800000078EB1B64DF05DCD1B4.png" xlink:type="simple" xlink:show="embed" xlink:actuate="onLoad" draw:mime-type="image/png"/><svg:desc>User</svg:desc></draw:frame></text:p>
      <text:p text:style-name="P7">You</text:p>
      <text:p text:style-name="P4">je voulais dire celui de site web</text:p>
      <text:p text:style-name="P5">ChatGPT</text:p>
      <text:p text:style-name="P7">ChatGPT</text:p>
      <text:p text:style-name="P3"><text:soft-page-break/>Je comprends, vous souhaitez un exemple de modèle de Cahier des Charges de Sécurité (CDCS) spécifique à un projet de site web. Voici comment vous pourriez le présenter :</text:p>
      <text:p text:style-name="P8">Cahier des Charges de Sécurité (CDCS) pour un Projet de Site Web</text:p>
      <text:p text:style-name="P8">1. Introduction :</text:p>
      <text:list xml:id="list3294230561" text:style-name="WWNum14">
        <text:list-item>
          <text:p text:style-name="P28"><text:span text:style-name="T2">But du document</text:span><text:span text:style-name="T1"> : Expliquez que ce CDCS de sécurité est destiné à garantir la sécurité d'un site web spécifique.</text:span></text:p>
        </text:list-item>
      </text:list>
      <text:p text:style-name="P8">2. Contexte du projet :</text:p>
      <text:list xml:id="list1399155768" text:style-name="WWNum15">
        <text:list-item>
          <text:p text:style-name="P29"><text:span text:style-name="T2">Nom du projet de site web</text:span><text:span text:style-name="T1"> : Indiquez le nom du projet ou du site web.</text:span></text:p>
        </text:list-item>
        <text:list-item>
          <text:p text:style-name="P29"><text:span text:style-name="T2">Description du projet</text:span><text:span text:style-name="T1"> : Fournissez une brève description du site web, de ses fonctionnalités, et de son public cible.</text:span></text:p>
        </text:list-item>
        <text:list-item>
          <text:p text:style-name="P29"><text:span text:style-name="T2">Objectifs de sécurité</text:span><text:span text:style-name="T1"> : Enumérez les principaux objectifs de sécurité liés au site web.</text:span></text:p>
        </text:list-item>
      </text:list>
      <text:p text:style-name="P8">3. Portée de la sécurité :</text:p>
      <text:list xml:id="list2281468745" text:style-name="WWNum16">
        <text:list-item>
          <text:p text:style-name="P30"><text:span text:style-name="T2">Description de la portée de sécurité</text:span><text:span text:style-name="T1"> : Précisez quelles parties du site web sont couvertes par les mesures de sécurité.</text:span></text:p>
        </text:list-item>
        <text:list-item>
          <text:p text:style-name="P30"><text:span text:style-name="T2">Exclusions de la portée</text:span><text:span text:style-name="T1"> : Indiquez ce qui n'est pas couvert par les mesures de sécurité.</text:span></text:p>
        </text:list-item>
      </text:list>
      <text:p text:style-name="P8">4. Responsabilités et Gestion de la sécurité :</text:p>
      <text:list xml:id="list1266312328" text:style-name="WWNum17">
        <text:list-item>
          <text:p text:style-name="P31"><text:span text:style-name="T2">Responsabilités en matière de sécurité</text:span><text:span text:style-name="T1"> : Identifiez les personnes ou les équipes responsables de la sécurité du site web.</text:span></text:p>
        </text:list-item>
        <text:list-item>
          <text:p text:style-name="P31"><text:span text:style-name="T2">Processus de gestion de la sécurité</text:span><text:span text:style-name="T1"> : Décrivez comment la sécurité sera gérée tout au long du projet, y compris les procédures de signalement des incidents de sécurité.</text:span></text:p>
        </text:list-item>
      </text:list>
      <text:p text:style-name="P8">5. Risques et Vulnérabilités :</text:p>
      <text:list xml:id="list1345815158" text:style-name="WWNum18">
        <text:list-item>
          <text:p text:style-name="P32"><text:span text:style-name="T2">Analyse des risques</text:span><text:span text:style-name="T1"> : Identifiez les principaux risques et vulnérabilités liés au site web.</text:span></text:p>
        </text:list-item>
        <text:list-item>
          <text:p text:style-name="P32"><text:span text:style-name="T2">Mesures d'atténuation des risques</text:span><text:span text:style-name="T1"> : Présentez les actions prévues pour réduire ces risques, y compris des contrôles de sécurité spécifiques.</text:span></text:p>
        </text:list-item>
      </text:list>
      <text:p text:style-name="P8"><text:soft-page-break/>6. Exigences de sécurité :</text:p>
      <text:list xml:id="list107874859" text:style-name="WWNum19">
        <text:list-item>
          <text:p text:style-name="P33"><text:span text:style-name="T2">Contrôles de sécurité</text:span><text:span text:style-name="T1"> : Enumérez les contrôles de sécurité nécessaires pour le site web, tels que le contrôle d'accès, la gestion des mots de passe, la protection contre les attaques, etc.</text:span></text:p>
        </text:list-item>
        <text:list-item>
          <text:p text:style-name="P33"><text:span text:style-name="T2">Chiffrement</text:span><text:span text:style-name="T1"> : Spécifiez les exigences en matière de chiffrement des données transmises et stockées.</text:span></text:p>
        </text:list-item>
      </text:list>
      <text:p text:style-name="P8">7. Surveillance et Rapports :</text:p>
      <text:list xml:id="list981851290" text:style-name="WWNum20">
        <text:list-item>
          <text:p text:style-name="P34"><text:span text:style-name="T2">Surveillance de la sécurité</text:span><text:span text:style-name="T1"> : Décrivez comment la sécurité du site web sera surveillée en continu.</text:span></text:p>
        </text:list-item>
        <text:list-item>
          <text:p text:style-name="P34"><text:span text:style-name="T2">Rapports de sécurité</text:span><text:span text:style-name="T1"> : Indiquez comment les incidents de sécurité seront signalés, enregistrés et gérés.</text:span></text:p>
        </text:list-item>
      </text:list>
      <text:p text:style-name="P8">8. Formation et Sensibilisation :</text:p>
      <text:list xml:id="list3284183597" text:style-name="WWNum21">
        <text:list-item>
          <text:p text:style-name="P35"><text:span text:style-name="T2">Formation en sécurité</text:span><text:span text:style-name="T1"> : Expliquez comment le personnel et les intervenants impliqués dans le site web seront formés en matière de sécurité.</text:span></text:p>
        </text:list-item>
        <text:list-item>
          <text:p text:style-name="P35"><text:span text:style-name="T2">Sensibilisation à la sécurité</text:span><text:span text:style-name="T1"> : Présentez des plans pour sensibiliser les membres de l'équipe à la sécurité.</text:span></text:p>
        </text:list-item>
      </text:list>
      <text:p text:style-name="P8">9. Documentation et Livrables :</text:p>
      <text:list xml:id="list162377032" text:style-name="WWNum22">
        <text:list-item>
          <text:p text:style-name="P36"><text:span text:style-name="T2">Documents de sécurité</text:span><text:span text:style-name="T1"> : Identifiez les documents liés à la sécurité qui doivent être créés et livrés en relation avec le site web.</text:span></text:p>
        </text:list-item>
        <text:list-item>
          <text:p text:style-name="P36"><text:span text:style-name="T2">Livrables de sécurité</text:span><text:span text:style-name="T1"> : Précisez les éléments livrables relatifs à la sécurité.</text:span></text:p>
        </text:list-item>
      </text:list>
      <text:p text:style-name="P8">10. Annexes :</text:p>
      <text:list xml:id="list2614075056" text:style-name="WWNum23">
        <text:list-item>
          <text:p text:style-name="P37"><text:span text:style-name="T2">Annexes</text:span><text:span text:style-name="T1"> : Incluez des documents ou des informations supplémentaires, tels que des diagrammes d'architecture, des politiques de sécurité, ou des guides de bonnes pratiques.</text:span></text:p>
        </text:list-item>
      </text:list>
      <text:p text:style-name="P6">Assurez-vous d'adapter ce modèle à votre projet de site web spécifique en ajoutant ou en supprimant des éléments selon vos besoins et vos exigences en matière de sécurité. Avant de mettre en œuvre les mesures de sécurité, assurez-vous que le CDCS soit validé par toutes les parties prenantes impliquées dans le projet.</text:p>
      <text:p text:style-name="P2"><text:soft-page-break/><draw:frame draw:style-name="fr1" draw:name="Picture 14" text:anchor-type="as-char" svg:width="0.635cm" svg:height="0.635cm" draw:z-index="3"><draw:image xlink:href="Pictures/100000000000007800000078EB1B64DF05DCD1B4.png" xlink:type="simple" xlink:show="embed" xlink:actuate="onLoad" draw:mime-type="image/png"/><svg:desc>User</svg:desc></draw:frame></text:p>
      <text:p text:style-name="P7">You</text:p>
      <text:p text:style-name="P4">je veux un modèle de redacton de cahier de charge sur un site web</text:p>
      <text:p text:style-name="P5">ChatGPT</text:p>
      <text:p text:style-name="P7">ChatGPT</text:p>
      <text:p text:style-name="P3">Bien sûr, voici un exemple de modèle simplifié pour un Cahier des Charges d'un Site Web. Vous pouvez personnaliser ce modèle en fonction des besoins spécifiques de votre projet :</text:p>
      <text:p text:style-name="P8">Cahier des Charges pour un Site Web</text:p>
      <text:p text:style-name="P8">1. Introduction</text:p>
      <text:list xml:id="list966068002" text:style-name="WWNum24">
        <text:list-item>
          <text:p text:style-name="P38"><text:span text:style-name="T2">Nom du Projet</text:span><text:span text:style-name="T1"> : Indiquez le nom du projet de site web.</text:span></text:p>
        </text:list-item>
        <text:list-item>
          <text:p text:style-name="P38"><text:span text:style-name="T2">Objectif</text:span><text:span text:style-name="T1"> : Expliquez brièvement le but du site web, ce qu'il doit accomplir.</text:span></text:p>
        </text:list-item>
      </text:list>
      <text:p text:style-name="P8">2. Description du Projet</text:p>
      <text:list xml:id="list1586418310" text:style-name="WWNum25">
        <text:list-item>
          <text:p text:style-name="P39"><text:span text:style-name="T2">Contexte</text:span><text:span text:style-name="T1"> : Décrivez le contexte du projet, y compris les antécédents et les objectifs du site web.</text:span></text:p>
        </text:list-item>
        <text:list-item>
          <text:p text:style-name="P39"><text:span text:style-name="T2">Public Cible</text:span><text:span text:style-name="T1"> : Identifiez le public cible du site web.</text:span></text:p>
        </text:list-item>
      </text:list>
      <text:p text:style-name="P8">3. Fonctionnalités et Exigences</text:p>
      <text:list xml:id="list3089292173" text:style-name="WWNum26">
        <text:list-item>
          <text:p text:style-name="P40"><text:span text:style-name="T2">Fonctionnalités Principales</text:span><text:span text:style-name="T1"> : Enumérez les fonctionnalités clés que le site web doit offrir, comme l'inscription des utilisateurs, la navigation, la recherche, etc.</text:span></text:p>
        </text:list-item>
        <text:list-item>
          <text:p text:style-name="P40"><text:span text:style-name="T2">Exigences Techniques</text:span><text:span text:style-name="T1"> : Spécifiez les technologies et les langages de programmation à utiliser.</text:span></text:p>
        </text:list-item>
        <text:list-item>
          <text:p text:style-name="P40"><text:span text:style-name="T2">Compatibilité Navigateur</text:span><text:span text:style-name="T1"> : Précisez les navigateurs sur lesquels le site web devra être compatible.</text:span></text:p>
        </text:list-item>
      </text:list>
      <text:p text:style-name="P8">4. Structure et Navigation</text:p>
      <text:list xml:id="list1413697630" text:style-name="WWNum27">
        <text:list-item>
          <text:p text:style-name="P41"><text:span text:style-name="T2">Structure du Site</text:span><text:span text:style-name="T1"> : Décrivez l'architecture du site web, y compris les pages et les sections principales.</text:span></text:p>
        </text:list-item>
        <text:list-item>
          <text:p text:style-name="P41"><text:span text:style-name="T2">Navigation</text:span><text:span text:style-name="T1"> : Expliquez comment les utilisateurs accéderont aux différentes parties du site web.</text:span></text:p>
        </text:list-item>
      </text:list>
      <text:p text:style-name="P8">5. Design et Interface Utilisateur</text:p>
      <text:list xml:id="list2270866558" text:style-name="WWNum28">
        <text:list-item>
          <text:p text:style-name="P42"><text:soft-page-break/><text:span text:style-name="T2">Conception visuelle</text:span><text:span text:style-name="T1"> : Décrivez le style visuel du site, y compris les couleurs, les polices, et les éléments graphiques.</text:span></text:p>
        </text:list-item>
        <text:list-item>
          <text:p text:style-name="P42"><text:span text:style-name="T2">Interface Utilisateur (UI)</text:span><text:span text:style-name="T1"> : Précisez l'expérience utilisateur attendue, comme la disposition des éléments sur les pages.</text:span></text:p>
        </text:list-item>
      </text:list>
      <text:p text:style-name="P8">6. Contenu</text:p>
      <text:list xml:id="list850751824" text:style-name="WWNum29">
        <text:list-item>
          <text:p text:style-name="P43"><text:span text:style-name="T2">Types de Contenu</text:span><text:span text:style-name="T1"> : Identifiez les types de contenu à afficher sur le site, tels que du texte, des images, des vidéos, etc.</text:span></text:p>
        </text:list-item>
        <text:list-item>
          <text:p text:style-name="P43"><text:span text:style-name="T2">Gestion du Contenu</text:span><text:span text:style-name="T1"> : Expliquez comment le contenu sera ajouté, modifié et supprimé. </text:span></text:p>
        </text:list-item>
      </text:list>
      <text:p text:style-name="P8">7. Sécurité</text:p>
      <text:list xml:id="list2314468395" text:style-name="WWNum30">
        <text:list-item>
          <text:p text:style-name="P44"><text:span text:style-name="T2">Protection des Données</text:span><text:span text:style-name="T1"> : Spécifiez comment les données des utilisateurs seront protégées, y compris les mesures de sécurité, le chiffrement, etc.</text:span></text:p>
        </text:list-item>
        <text:list-item>
          <text:p text:style-name="P44"><text:span text:style-name="T2">Protection contre les Menaces</text:span><text:span text:style-name="T1"> : Identifiez les mesures de sécurité contre les attaques potentielles, telles que les injections SQL et les attaques par force brute.</text:span></text:p>
        </text:list-item>
      </text:list>
      <text:p text:style-name="P8">8. Performance et Optimisation</text:p>
      <text:list xml:id="list3520893482" text:style-name="WWNum31">
        <text:list-item>
          <text:p text:style-name="P45"><text:span text:style-name="T2">Vitesse du Site</text:span><text:span text:style-name="T1"> : Indiquez les exigences de vitesse de chargement du site.</text:span></text:p>
        </text:list-item>
        <text:list-item>
          <text:p text:style-name="P45"><text:span text:style-name="T2">Optimisation pour les Moteurs de Recherche (SEO)</text:span><text:span text:style-name="T1"> : Précisez les mesures prises pour améliorer la visibilité du site sur les moteurs de recherche.</text:span></text:p>
        </text:list-item>
      </text:list>
      <text:p text:style-name="P8">9. Gestion de Projet</text:p>
      <text:list xml:id="list943892341" text:style-name="WWNum32">
        <text:list-item>
          <text:p text:style-name="P46"><text:span text:style-name="T2">Calendrier</text:span><text:span text:style-name="T1"> : Fournissez un calendrier prévisionnel du projet, y compris les étapes clés et les dates limites.</text:span></text:p>
        </text:list-item>
        <text:list-item>
          <text:p text:style-name="P46"><text:span text:style-name="T2">Budget</text:span><text:span text:style-name="T1"> : Indiquez le budget alloué au projet et la répartition des coûts.</text:span></text:p>
        </text:list-item>
      </text:list>
      <text:p text:style-name="P8">10. Maintenance et Support</text:p>
      <text:list xml:id="list1334852175" text:style-name="WWNum33">
        <text:list-item>
          <text:p text:style-name="P47"><text:span text:style-name="T2">Maintenance Continue</text:span><text:span text:style-name="T1"> : Expliquez comment la maintenance du site web sera assurée après son déploiement.</text:span></text:p>
        </text:list-item>
        <text:list-item>
          <text:p text:style-name="P47"><text:span text:style-name="T2">Support Technique</text:span><text:span text:style-name="T1"> : Décrivez le support technique disponible pour les utilisateurs.</text:span></text:p>
        </text:list-item>
      </text:list>
      <text:p text:style-name="P8">11. Livrables</text:p>
      <text:list xml:id="list2952010223" text:style-name="WWNum34">
        <text:list-item>
          <text:p text:style-name="P48"><text:soft-page-break/><text:span text:style-name="T2">Documents</text:span><text:span text:style-name="T1"> : Liste des documents, codes sources, et autres éléments à livrer à la fin du projet.</text:span></text:p>
        </text:list-item>
      </text:list>
      <text:p text:style-name="P8">12. Conditions Contractuelles</text:p>
      <text:list xml:id="list1395589158" text:style-name="WWNum35">
        <text:list-item>
          <text:p text:style-name="P49"><text:span text:style-name="T2">Paiement</text:span><text:span text:style-name="T1"> : Indiquez les modalités de paiement et lesSuivi échéances.</text:span></text:p>
        </text:list-item>
        <text:list-item>
          <text:p text:style-name="P49"><text:span text:style-name="T2">Pénalités en cas de Retard</text:span><text:span text:style-name="T1"> : Spécifiez les pénalités en cas de dépassement des délais.</text:span></text:p>
        </text:list-item>
      </text:list>
      <text:p text:style-name="P8">13. Validation</text:p>
      <text:list xml:id="list2709524989" text:style-name="WWNum36">
        <text:list-item>
          <text:p text:style-name="P50"><text:span text:style-name="T2">Signature des Parties Prenantes</text:span><text:span text:style-name="T1"> : Faites valider le Cahier des Charges par toutes les parties prenantes du projet.</text:span></text:p>
        </text:list-item>
      </text:list>
      <text:p text:style-name="P6">N'oubliez pas que ce modèle est un point de départ, et il doit être adapté en fonction des exigences spécifiques de votre projet de site web. Il est recommandé de consulter un professionnel du développement web pour s'assurer que toutes les spécifications et les exigences sont correctement définies.</text:p>
      <text:p text:style-name="P2"><draw:frame draw:style-name="fr1" draw:name="Picture 13" text:anchor-type="as-char" svg:width="0.635cm" svg:height="0.635cm" draw:z-index="4"><draw:image xlink:href="Pictures/100000000000007800000078EB1B64DF05DCD1B4.png" xlink:type="simple" xlink:show="embed" xlink:actuate="onLoad" draw:mime-type="image/png"/><svg:desc>User</svg:desc></draw:frame></text:p>
      <text:p text:style-name="P9">You</text:p>
      <text:p text:style-name="P10">iso 32001: 2022*</text:p>
      <text:p text:style-name="P11">ChatGPT</text:p>
      <text:p text:style-name="P9">ChatGPT</text:p>
      <text:p text:style-name="P12">I'm sorry, but as of my last knowledge update in September 2021, there was no ISO standard numbered 32001. ISO (International Organization for Standardization) standards are regularly updated and new standards may have been introduced after that date.</text:p>
      <text:p text:style-name="P13">If you are looking for a specific ISO standard or information about an ISO standard published after September 2021, I recommend visiting the official ISO website or contacting your local ISO member body for the most up-to-date information. They will be able to provide you with the latest standards and details.</text:p>
      <text:p text:style-name="P2"><draw:frame draw:style-name="fr1" draw:name="Picture 12" text:anchor-type="as-char" svg:width="0.635cm" svg:height="0.635cm" draw:z-index="5"><draw:image xlink:href="Pictures/100000000000007800000078EB1B64DF05DCD1B4.png" xlink:type="simple" xlink:show="embed" xlink:actuate="onLoad" draw:mime-type="image/png"/><svg:desc>User</svg:desc></draw:frame></text:p>
      <text:p text:style-name="P7">You</text:p>
      <text:p text:style-name="P4">modele Cahier des charges fonctionnel</text:p>
      <text:p text:style-name="P5">ChatGPT</text:p>
      <text:p text:style-name="P7"><text:soft-page-break/>ChatGPT</text:p>
      <text:p text:style-name="P3">Un Cahier des Charges Fonctionnel (CDCF) est un document crucial pour définir les fonctionnalités et les besoins d'un projet, en particulier dans le développement de logiciels ou de systèmes informatiques. Voici un modèle simplifié pour un CDCF :</text:p>
      <text:p text:style-name="P8">Cahier des Charges Fonctionnel (CDCF)</text:p>
      <text:p text:style-name="P8">1. Introduction</text:p>
      <text:list xml:id="list1516634931" text:style-name="WWNum37">
        <text:list-item>
          <text:p text:style-name="P51"><text:span text:style-name="T2">Nom du Projet</text:span><text:span text:style-name="T1"> : Indiquez le nom du projet.</text:span></text:p>
        </text:list-item>
        <text:list-item>
          <text:p text:style-name="P51"><text:span text:style-name="T2">Date</text:span><text:span text:style-name="T1"> : La date de création du CDCF.</text:span></text:p>
        </text:list-item>
        <text:list-item>
          <text:p text:style-name="P51"><text:span text:style-name="T2">Révision</text:span><text:span text:style-name="T1"> : Numéro de révision si nécessaire.</text:span></text:p>
        </text:list-item>
        <text:list-item>
          <text:p text:style-name="P51"><text:span text:style-name="T2">Objectif</text:span><text:span text:style-name="T1"> : Expliquez brièvement le but du CDCF et son rôle dans le projet.</text:span></text:p>
        </text:list-item>
      </text:list>
      <text:p text:style-name="P8">2. Contexte du Projet</text:p>
      <text:list xml:id="list2557014364" text:style-name="WWNum38">
        <text:list-item>
          <text:p text:style-name="P52"><text:span text:style-name="T2">Description du Projet</text:span><text:span text:style-name="T1"> : Présentez une vue d'ensemble du projet, son contexte et ses objectifs globaux.</text:span></text:p>
        </text:list-item>
        <text:list-item>
          <text:p text:style-name="P52"><text:span text:style-name="T2">Public Cible</text:span><text:span text:style-name="T1"> : Identifiez les utilisateurs ou les parties prenantes du projet.</text:span></text:p>
        </text:list-item>
      </text:list>
      <text:p text:style-name="P8">3. Objectifs et Exigences</text:p>
      <text:list xml:id="list2533659129" text:style-name="WWNum39">
        <text:list-item>
          <text:p text:style-name="P53"><text:span text:style-name="T2">Objectifs du Projet</text:span><text:span text:style-name="T1"> : Enumérez les objectifs spécifiques que le projet doit atteindre.</text:span></text:p>
        </text:list-item>
        <text:list-item>
          <text:p text:style-name="P53"><text:span text:style-name="T2">Exigences Fonctionnelles</text:span><text:span text:style-name="T1"> : Décrivez en détail les fonctionnalités du système ou du logiciel. Utilisez une liste ou un tableau pour les énumérer.</text:span></text:p>
          <text:list>
            <text:list-item>
              <text:p text:style-name="P66">Fonctionnalité 1 :</text:p>
              <text:list>
                <text:list-item>
                  <text:p text:style-name="P67">Description détaillée.</text:p>
                </text:list-item>
                <text:list-item>
                  <text:p text:style-name="P67">Exigences spécifiques.</text:p>
                </text:list-item>
              </text:list>
            </text:list-item>
            <text:list-item>
              <text:p text:style-name="P66">Fonctionnalité 2 :</text:p>
              <text:list>
                <text:list-item>
                  <text:p text:style-name="P67">Description détaillée.</text:p>
                </text:list-item>
                <text:list-item>
                  <text:p text:style-name="P67">Exigences spécifiques.</text:p>
                </text:list-item>
              </text:list>
            </text:list-item>
            <text:list-item>
              <text:p text:style-name="P66">...</text:p>
            </text:list-item>
          </text:list>
        </text:list-item>
      </text:list>
      <text:p text:style-name="P8">4. Portée du Projet</text:p>
      <text:list xml:id="list2240754096" text:style-name="WWNum40">
        <text:list-item>
          <text:p text:style-name="P54"><text:span text:style-name="T2">Inclusions</text:span><text:span text:style-name="T1"> : Décrivez clairement ce qui est inclus dans le projet, les fonctionnalités et les composants.</text:span></text:p>
        </text:list-item>
        <text:list-item>
          <text:p text:style-name="P54"><text:soft-page-break/><text:span text:style-name="T2">Exclusions</text:span><text:span text:style-name="T1"> : Indiquez ce qui n'est pas</text:span><text:bookmark text:name="_GoBack"/><text:span text:style-name="T1"> couvert par le projet, ce qui ne sera pas développé.</text:span></text:p>
        </text:list-item>
      </text:list>
      <text:p text:style-name="P8">5. Contraintes et Limitations</text:p>
      <text:list xml:id="list57648594" text:style-name="WWNum41">
        <text:list-item>
          <text:p text:style-name="P55"><text:span text:style-name="T2">Contraintes de Temps</text:span><text:span text:style-name="T1"> : Précisez les échéances importantes pour le projet.</text:span></text:p>
        </text:list-item>
        <text:list-item>
          <text:p text:style-name="P55"><text:span text:style-name="T2">Contraintes Budgétaires</text:span><text:span text:style-name="T1"> : Indiquez les limites budgétaires et les ressources disponibles.</text:span></text:p>
        </text:list-item>
        <text:list-item>
          <text:p text:style-name="P55"><text:span text:style-name="T2">Contraintes Techniques</text:span><text:span text:style-name="T1"> : Énumérez les technologies, plates-formes ou exigences techniques spécifiques.</text:span></text:p>
        </text:list-item>
      </text:list>
      <text:p text:style-name="P8">6. Architecture Système</text:p>
      <text:list xml:id="list699880028" text:style-name="WWNum42">
        <text:list-item>
          <text:p text:style-name="P56"><text:span text:style-name="T2">Architecture Générale</text:span><text:span text:style-name="T1"> : Fournissez un aperçu de l'architecture du système, en identifiant les principaux composants et leurs interactions.</text:span></text:p>
        </text:list-item>
      </text:list>
      <text:p text:style-name="P8">7. Interfaces et Intégrations</text:p>
      <text:list xml:id="list3192930985" text:style-name="WWNum43">
        <text:list-item>
          <text:p text:style-name="P57"><text:span text:style-name="T2">Interfaces Externes</text:span><text:span text:style-name="T1"> : Listez les systèmes ou applications avec lesquels le projet doit interagir.</text:span></text:p>
        </text:list-item>
        <text:list-item>
          <text:p text:style-name="P57"><text:span text:style-name="T2">Protocoles de Communication</text:span><text:span text:style-name="T1"> : Spécifiez les protocoles et les méthodes d'interaction.</text:span></text:p>
        </text:list-item>
      </text:list>
      <text:p text:style-name="P8">8. Exigences Non Fonctionnelles</text:p>
      <text:list xml:id="list1144785741" text:style-name="WWNum44">
        <text:list-item>
          <text:p text:style-name="P58"><text:span text:style-name="T2">Performance</text:span><text:span text:style-name="T1"> : Décrivez les exigences de performance, telles que les temps de réponse.</text:span></text:p>
        </text:list-item>
        <text:list-item>
          <text:p text:style-name="P58"><text:span text:style-name="T2">Sécurité</text:span><text:span text:style-name="T1"> : Précisez les mesures de sécurité, y compris le contrôle d'accès, la confidentialité des données, etc.</text:span></text:p>
        </text:list-item>
        <text:list-item>
          <text:p text:style-name="P58"><text:span text:style-name="T2">Fiabilité</text:span><text:span text:style-name="T1"> : Exposez les exigences de disponibilité et de tolérance aux pannes.</text:span></text:p>
        </text:list-item>
        <text:list-item>
          <text:p text:style-name="P58"><text:span text:style-name="T2">Convivialité</text:span><text:span text:style-name="T1"> : Identifiez les besoins en termes d'ergonomie et d'expérience utilisateur.</text:span></text:p>
        </text:list-item>
        <text:list-item>
          <text:p text:style-name="P58"><text:span text:style-name="T2">Compatibilité</text:span><text:span text:style-name="T1"> : Exigez la compatibilité avec les navigateurs, systèmes d'exploitation, etc.</text:span></text:p>
        </text:list-item>
        <text:list-item>
          <text:p text:style-name="P68">...</text:p>
        </text:list-item>
      </text:list>
      <text:p text:style-name="P8">9. Gestion de Projet</text:p>
      <text:list xml:id="list53303102" text:style-name="WWNum45">
        <text:list-item>
          <text:p text:style-name="P59"><text:span text:style-name="T2">Calendrier Prévisionnel</text:span><text:span text:style-name="T1"> : Présentez un planning approximatif du projet.</text:span></text:p>
        </text:list-item>
        <text:list-item>
          <text:p text:style-name="P59"><text:span text:style-name="T2">Budget</text:span><text:span text:style-name="T1"> : Décrivez les coûts estimés, les ressources et les finances disponibles.</text:span></text:p>
        </text:list-item>
      </text:list>
      <text:p text:style-name="P8"><text:soft-page-break/>10. Tests et Validation</text:p>
      <text:list xml:id="list48603905" text:style-name="WWNum46">
        <text:list-item>
          <text:p text:style-name="P60"><text:span text:style-name="T2">Stratégie de Test</text:span><text:span text:style-name="T1"> : Expliquez comment le système sera testé, y compris les scénarios de test.</text:span></text:p>
        </text:list-item>
        <text:list-item>
          <text:p text:style-name="P60"><text:span text:style-name="T2">Critères de Réussite</text:span><text:span text:style-name="T1"> : Spécifiez les conditions de validation pour chaque fonctionnalité.</text:span></text:p>
        </text:list-item>
      </text:list>
      <text:p text:style-name="P8">11. Maintenance et Support</text:p>
      <text:list xml:id="list2779654093" text:style-name="WWNum47">
        <text:list-item>
          <text:p text:style-name="P61"><text:span text:style-name="T2">Maintenance Post-Livraison</text:span><text:span text:style-name="T1"> : Détaillez les besoins en maintenance, mises à jour et support après le déploiement.</text:span></text:p>
        </text:list-item>
      </text:list>
      <text:p text:style-name="P8">12. Livrables</text:p>
      <text:list xml:id="list2938708360" text:style-name="WWNum48">
        <text:list-item>
          <text:p text:style-name="P62"><text:span text:style-name="T2">Documents et Rapports</text:span><text:span text:style-name="T1"> : Liste des documents, rapports ou autres éléments à livrer à la fin du projet.</text:span></text:p>
        </text:list-item>
      </text:list>
      <text:p text:style-name="P8">13. Annexes</text:p>
      <text:list xml:id="list3161953886" text:style-name="WWNum49">
        <text:list-item>
          <text:p text:style-name="P63"><text:span text:style-name="T2">Annexes</text:span><text:span text:style-name="T1"> : Incluez toute information supplémentaire pertinente.</text:span></text:p>
        </text:list-item>
      </text:list>
      <text:p text:style-name="P8">14. Validation du CDCF</text:p>
      <text:list xml:id="list2968560683" text:style-name="WWNum50">
        <text:list-item>
          <text:p text:style-name="P64"><text:span text:style-name="T2">Signature des Parties Prenantes</text:span><text:span text:style-name="T1"> : Faites valider le CDCF par toutes les parties prenantes du projet.</text:span></text:p>
        </text:list-item>
      </text:list>
      <text:p text:style-name="P6">N'oubliez pas d'ajuster ce modèle en fonction de la taille, de la complexité et des besoins spécifiques de votre projet. Un CDCF complet et bien rédigé est essentiel pour la réussite de tout projet de développement logiciel ou de système informatique.</text:p>
      <text:p text:style-name="P2"><draw:frame draw:style-name="fr1" draw:name="Picture 11" text:anchor-type="as-char" svg:width="0.635cm" svg:height="0.635cm" draw:z-index="6"><draw:image xlink:href="Pictures/100000000000007800000078EB1B64DF05DCD1B4.png" xlink:type="simple" xlink:show="embed" xlink:actuate="onLoad" draw:mime-type="image/png"/><svg:desc>User</svg:desc></draw:frame></text:p>
      <text:p text:style-name="P7">You</text:p>
      <text:p text:style-name="P4">donne moi 5 site de formation gratuit pour les site web*</text:p>
      <text:p text:style-name="P5">ChatGPT</text:p>
      <text:p text:style-name="P7">ChatGPT</text:p>
      <text:p text:style-name="P3">Voici cinq sites web qui offrent des formations gratuites pour le développement de sites web :</text:p>
      <text:list xml:id="list849582670" text:style-name="WWNum51">
        <text:list-item>
          <text:p text:style-name="P65"><text:soft-page-break/><text:span text:style-name="T2">Codecademy</text:span><text:span text:style-name="T1"> (</text:span><text:a xlink:type="simple" xlink:href="https://www.codecademy.com/" office:target-frame-name="_new" xlink:show="replace" text:style-name="Standard" text:visited-style-name="Standard"><text:span text:style-name="T3">https://www.codecademy.com/</text:span></text:a><text:span text:style-name="T1">): Codecademy propose des cours interactifs sur le développement web, y compris HTML, CSS, JavaScript, et bien d'autres technologies. Ils offrent également des cours sur la création de sites web interactifs.</text:span></text:p>
        </text:list-item>
        <text:list-item>
          <text:p text:style-name="P65"><text:span text:style-name="T2">W3Schools</text:span><text:span text:style-name="T1"> (</text:span><text:a xlink:type="simple" xlink:href="https://www.w3schools.com/" office:target-frame-name="_new" xlink:show="replace" text:style-name="Standard" text:visited-style-name="Standard"><text:span text:style-name="T3">https://www.w3schools.com/</text:span></text:a><text:span text:style-name="T1">): W3Schools est une ressource populaire pour l'apprentissage des langages de base du web tels que HTML, CSS, JavaScript, PHP, et MySQL. Ils fournissent des exemples de code et des exercices pratiques.</text:span></text:p>
        </text:list-item>
        <text:list-item>
          <text:p text:style-name="P65"><text:span text:style-name="T2">MDN Web Docs - Mozilla Developer Network</text:span><text:span text:style-name="T1"> (</text:span><text:a xlink:type="simple" xlink:href="https://developer.mozilla.org/" office:target-frame-name="_new" xlink:show="replace" text:style-name="Standard" text:visited-style-name="Standard"><text:span text:style-name="T3">https://developer.mozilla.org/</text:span></text:a><text:span text:style-name="T1">): La documentation de Mozilla est une excellente ressource pour les développeurs web. Ils fournissent des guides détaillés, des tutoriels, et des références pour HTML, CSS, JavaScript, et d'autres technologies.</text:span></text:p>
        </text:list-item>
        <text:list-item>
          <text:p text:style-name="P65"><text:span text:style-name="T2">Coursera</text:span><text:span text:style-name="T1"> (</text:span><text:a xlink:type="simple" xlink:href="https://www.coursera.org/" office:target-frame-name="_new" xlink:show="replace" text:style-name="Standard" text:visited-style-name="Standard"><text:span text:style-name="T3">https://www.coursera.org/</text:span></text:a><text:span text:style-name="T1">): Coursera propose des cours en ligne gratuits de certaines des meilleures universités et institutions du monde. Vous pouvez trouver des cours sur le développement web, y compris des cours sur HTML, CSS, et JavaScript.</text:span></text:p>
        </text:list-item>
        <text:list-item>
          <text:p text:style-name="P65"><text:span text:style-name="T2">edX</text:span><text:span text:style-name="T1"> (</text:span><text:a xlink:type="simple" xlink:href="https://www.edx.org/" office:target-frame-name="_new" xlink:show="replace" text:style-name="Standard" text:visited-style-name="Standard"><text:span text:style-name="T3">https://www.edx.org/</text:span></text:a><text:span text:style-name="T1">): edX est une autre plateforme qui propose des cours en ligne gratuits provenant de nombreuses universités et institutions renommées. Ils ont des cours sur le développement web et les technologies associées.</text:span></text:p>
        </text:list-item>
      </text:list>
      <text:p text:style-name="P6">Ces sites offrent une variété de cours pour les débutants et les développeurs plus expérimentés. Ils couvrent des sujets allant des bases du HTML et du CSS aux technologies avancées de développement web. N'oubliez pas que la pratique est essentielle pour devenir un bon développeur web, donc assurez-vous de mettre en application ce que vous apprenez.</text:p>
      <text:p text:style-name="P14">Top of Form</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Narrow" svg:font-family="'Arial Narrow'"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Roboto" svg:font-family="Roboto" style:font-family-generic="roman"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loext:linked-style-name="Heading_20_1_20_Char"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fr" style:country-asian="FR" style:font-weight-asian="bold" style:font-name-complex="Times New Roman1"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TML_20_Top_20_of_20_Form" style:display-name="HTML Top of Form" style:family="paragraph" style:parent-style-name="Standard" style:next-style-name="Standard" loext:linked-style-name="z-Top_20_of_20_Form_20_Char">
      <style:paragraph-properties fo:margin-top="0cm" fo:margin-bottom="0cm" style:contextual-spacing="false" fo:line-height="100%" fo:text-align="center" style:justify-single-word="false" fo:padding-left="0cm" fo:padding-right="0cm" fo:padding-top="0cm" fo:padding-bottom="0.035cm" fo:border-left="none" fo:border-right="none" fo:border-top="none" fo:border-bottom="0.74pt solid #000000"/>
      <style:text-properties style:font-name="Arial Narrow" fo:font-family="'Arial Narrow'" style:font-family-generic="roman" style:font-pitch="variable" fo:font-size="8pt" style:font-name-asian="Times New Roman1" style:font-family-asian="'Times New Roman'" style:font-family-generic-asian="system" style:font-pitch-asian="variable" style:font-size-asian="8pt" style:language-asian="fr" style:country-asian="FR" style:font-name-complex="Times New Roman1" style:font-family-complex="'Times New Roman'" style:font-family-generic-complex="system" style:font-pitch-complex="variable" style:font-size-complex="8pt" text:display="none"/>
    </style:style>
    <style:style style:name="HTML_20_Bottom_20_of_20_Form" style:display-name="HTML Bottom of Form" style:family="paragraph" style:parent-style-name="Standard" style:next-style-name="Standard" loext:linked-style-name="z-Bottom_20_of_20_Form_20_Char">
      <style:paragraph-properties fo:margin-top="0cm" fo:margin-bottom="0cm" style:contextual-spacing="false" fo:line-height="100%" fo:text-align="center" style:justify-single-word="false" fo:padding-left="0cm" fo:padding-right="0cm" fo:padding-top="0.035cm" fo:padding-bottom="0cm" fo:border-left="none" fo:border-right="none" fo:border-top="0.74pt solid #000000" fo:border-bottom="none"/>
      <style:text-properties style:font-name="Arial Narrow" fo:font-family="'Arial Narrow'" style:font-family-generic="roman" style:font-pitch="variable" fo:font-size="8pt" style:font-name-asian="Times New Roman1" style:font-family-asian="'Times New Roman'" style:font-family-generic-asian="system" style:font-pitch-asian="variable" style:font-size-asian="8pt" style:language-asian="fr" style:country-asian="FR" style:font-name-complex="Times New Roman1" style:font-family-complex="'Times New Roman'" style:font-family-generic-complex="system" style:font-pitch-complex="variable" style:font-size-complex="8pt" text:display="non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fr" style:country-asian="FR" style:font-weight-asian="bold" style:font-name-complex="Times New Roman1" style:font-family-complex="'Times New Roman'" style:font-family-generic-complex="system" style:font-pitch-complex="variable" style:font-size-complex="24pt" style:font-weight-complex="bold"/>
    </style:style>
    <style:style style:name="sr-only" style:family="text" style:parent-style-name="Default_20_Paragraph_20_Font"/>
    <style:style style:name="text-token-text-secondary" style:family="text" style:parent-style-name="Default_20_Paragraph_20_Font"/>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z-Top_20_of_20_Form_20_Char" style:display-name="z-Top of Form Char" style:family="text" style:parent-style-name="Default_20_Paragraph_20_Font" loext:linked-style-name="HTML_20_Top_20_of_20_Form">
      <style:text-properties style:font-name="Arial Narrow" fo:font-family="'Arial Narrow'" style:font-family-generic="roman" style:font-pitch="variable" fo:font-size="8pt" style:font-name-asian="Times New Roman1" style:font-family-asian="'Times New Roman'" style:font-family-generic-asian="system" style:font-pitch-asian="variable" style:font-size-asian="8pt" style:language-asian="fr" style:country-asian="FR" style:font-name-complex="Times New Roman1" style:font-family-complex="'Times New Roman'" style:font-family-generic-complex="system" style:font-pitch-complex="variable" style:font-size-complex="8pt" text:display="none"/>
    </style:style>
    <style:style style:name="z-Bottom_20_of_20_Form_20_Char" style:display-name="z-Bottom of Form Char" style:family="text" style:parent-style-name="Default_20_Paragraph_20_Font" loext:linked-style-name="HTML_20_Bottom_20_of_20_Form">
      <style:text-properties style:font-name="Arial Narrow" fo:font-family="'Arial Narrow'" style:font-family-generic="roman" style:font-pitch="variable" fo:font-size="8pt" style:font-name-asian="Times New Roman1" style:font-family-asian="'Times New Roman'" style:font-family-generic-asian="system" style:font-pitch-asian="variable" style:font-size-asian="8pt" style:language-asian="fr" style:country-asian="FR" style:font-name-complex="Times New Roman1" style:font-family-complex="'Times New Roman'" style:font-family-generic-complex="system" style:font-pitch-complex="variable" style:font-size-complex="8pt" text:display="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text-properties fo:font-size="10pt" style:font-size-asian="10pt"/>
    </style:style>
    <style:style style:name="ListLabel_20_360" style:display-name="ListLabel 360" style:family="text">
      <style:text-properties fo:font-size="10pt" style:font-size-asian="10pt"/>
    </style:style>
    <style:style style:name="ListLabel_20_361" style:display-name="ListLabel 361" style:family="text">
      <style:text-properties fo:font-size="10pt" style:font-size-asian="10pt"/>
    </style:style>
    <style:style style:name="ListLabel_20_362" style:display-name="ListLabel 362" style:family="text">
      <style:text-properties fo:font-size="10pt" style:font-size-asian="10pt"/>
    </style:style>
    <style:style style:name="ListLabel_20_363" style:display-name="ListLabel 363" style:family="text">
      <style:text-properties fo:font-size="10pt" style:font-size-asian="10pt"/>
    </style:style>
    <style:style style:name="ListLabel_20_364" style:display-name="ListLabel 364" style:family="text">
      <style:text-properties fo:font-size="10pt" style:font-size-asian="10pt"/>
    </style:style>
    <style:style style:name="ListLabel_20_365" style:display-name="ListLabel 365" style:family="text">
      <style:text-properties fo:font-size="10pt" style:font-size-asian="10pt"/>
    </style:style>
    <style:style style:name="ListLabel_20_366" style:display-name="ListLabel 366" style:family="text">
      <style:text-properties fo:font-size="10pt" style:font-size-asian="10pt"/>
    </style:style>
    <style:style style:name="ListLabel_20_367" style:display-name="ListLabel 367" style:family="text">
      <style:text-properties fo:font-size="10pt" style:font-size-asian="10pt"/>
    </style:style>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5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5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5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5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5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5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em</meta:initial-creator>
    <meta:editing-cycles>4</meta:editing-cycles>
    <meta:creation-date>2023-11-22T07:17:00</meta:creation-date>
    <dc:date>2023-11-23T15:28:26.269611035</dc:date>
    <meta:editing-duration>PT1H59M12S</meta:editing-duration>
    <meta:generator>LibreOffice/7.3.7.2$Linux_X86_64 LibreOffice_project/30$Build-2</meta:generator>
    <meta:document-statistic meta:table-count="0" meta:image-count="7" meta:object-count="0" meta:page-count="14" meta:paragraph-count="230" meta:word-count="3450" meta:character-count="21251" meta:non-whitespace-character-count="18150"/>
    <meta:user-defined meta:name="AppVersion">15.0000</meta:user-defined>
    <meta:template xlink:type="simple" xlink:actuate="onRequest" xlink:title="Normal.dotm" xlink:href=""/>
  </office:meta>
</office:document-meta>
</file>